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style>
    <style:style style:name="P15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2105870434299955563"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1"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text:span><text:span text:style-name="T1">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4"><text:span text:style-name="T54">– ?.. ??. ??? – мэр с отвалившейся челюстью пыталась осмыслить услышанное.</text:span></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1"><text:span text:style-name="T28"/></text:p>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text:span text:style-name="T1"/></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text:soft-page-break/>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text:soft-page-break/>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text:soft-page-break/>–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text:soft-page-break/>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text:soft-page-break/>–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text:soft-page-break/></text:p>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oft-page-break/><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text:soft-page-break/></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text:span><text:soft-page-break/><text:span text:style-name="T11">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text:soft-page-break/>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text:soft-page-break/>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text:soft-page-break/>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oft-page-break/><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oft-page-break/></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oft-page-break/><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text:soft-page-break/>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text:soft-page-break/>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oft-page-break/><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text:soft-page-break/>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text:soft-page-break/>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text:soft-page-break/></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oft-page-break/><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oft-page-break/><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text:soft-page-break/>–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text:soft-page-break/></text:p>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text:soft-page-break/>–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oft-page-break/><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text:soft-page-break/>–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text:soft-page-break/></text:p>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text:soft-page-break/>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text:soft-page-break/>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text:soft-page-break/>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text:soft-page-break/>–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text:soft-page-break/>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text:soft-page-break/>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text:soft-page-break/>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text:soft-page-break/>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text:soft-page-break/>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text:soft-page-break/>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text:soft-page-break/>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text:soft-page-break/></text:p>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1" text:outline-level="2">2<text:span text:style-name="T1">9</text:span>. Отбытие</text:h>
      <text:p text:style-name="P115"/>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text:soft-page-break/>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soft-page-break/>…</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18T00:14:17.90</dc:date>
    <meta:editing-duration>P152DT21H41M43S</meta:editing-duration>
    <meta:editing-cycles>972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9" meta:paragraph-count="4860" meta:word-count="107244" meta:character-count="681795"/>
  </office:meta>
</office:document-meta>
</file>